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4d4d4d"/>
    </style:style>
    <style:style style:name="gr2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svg:stroke-width="0cm" draw:fill-color="#000000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1cm"/>
          <draw:glue-point draw:id="9" svg:x="5cm" svg:y="-5cm"/>
          <draw:glue-point draw:id="10" svg:x="5cm" svg:y="0cm"/>
          <draw:glue-point draw:id="11" svg:x="5cm" svg:y="5cm"/>
          <draw:polygon draw:style-name="gr1" draw:layer="layout" svg:width="24cm" svg:height="2cm" svg:x="0cm" svg:y="0cm" svg:viewBox="0 0 24001 2001" draw:points="0,0 24001,0 24001,2001 23200,2001 22800,1200 1200,1200 800,2001 0,2001">
            <text:p/>
          </draw:polygon>
          <draw:line draw:style-name="gr2" draw:layer="layout" svg:x1="0.4cm" svg:y1="0cm" svg:x2="0.4cm" svg:y2="2cm">
            <text:p/>
          </draw:line>
          <draw:line draw:style-name="gr2" draw:layer="layout" svg:x1="23.6cm" svg:y1="0cm" svg:x2="23.6cm" svg:y2="2cm">
            <text:p/>
          </draw:line>
          <draw:circle draw:style-name="gr3" draw:layer="layout" svg:width="0.16cm" svg:height="0.16cm" svg:x="0.12cm" svg:y="0.92cm">
            <text:p/>
          </draw:circle>
          <draw:circle draw:style-name="gr3" draw:layer="layout" svg:width="0.16cm" svg:height="0.16cm" svg:x="23.72cm" svg:y="0.92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Litter</dc:title>
    <meta:creation-date>2011-02-07T16:57:35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